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0196" officeooo:paragraph-rsid="001c01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tarytech@VTA006:~$ python phone_nos.py </text:p>
      <text:p text:style-name="P1">Valid numbers: ['838-3874-321', '987-3452-321', '733-9875-374', '876-5432-764']</text:p>
      <text:p text:style-name="P1">votarytech@VTA006:~$ python phone_nos.py </text:p>
      <text:p text:style-name="P1">Valid numbers: ['838-3874-321', '876-5432-764']</text:p>
      <text:p text:style-name="P1">votarytech@VTA006:~$ python</text:p>
      <text:p text:style-name="P1">Python 2.7.12 (default, Dec <text:s/>4 2017, 14:50:18) </text:p>
      <text:p text:style-name="P1">[GCC 5.4.0 20160609] on linux2</text:p>
      <text:p text:style-name="P1">Type "help", "copyright", "credits" or "license" for more information.</text:p>
      <text:p text:style-name="P1">&gt;&gt;&gt; import re</text:p>
      <text:p text:style-name="P1">&gt;&gt;&gt; re.search(r"l(.+)", "the lion is coming")</text:p>
      <text:p text:style-name="P1">&lt;_sre.SRE_Match object at 0x7f6d6f1d75d0&gt;</text:p>
      <text:p text:style-name="P1">&gt;&gt;&gt; mat = re.search(r"l(.+)", "the lion is coming")</text:p>
      <text:p text:style-name="P1">&gt;&gt;&gt; mat.group(1)</text:p>
      <text:p text:style-name="P1">'ion is coming'</text:p>
      <text:p text:style-name="P1">&gt;&gt;&gt; mat = re.search(r"l(?P&lt;first&gt;.+)", "the lion is coming")</text:p>
      <text:p text:style-name="P1">&gt;&gt;&gt; mat.group(1)</text:p>
      <text:p text:style-name="P1">'ion is coming'</text:p>
      <text:p text:style-name="P1">&gt;&gt;&gt; mat.group("first")</text:p>
      <text:p text:style-name="P1">'ion is coming'</text:p>
      <text:p text:style-name="P1">&gt;&gt;&gt; mat = re.search(r"l(?P&lt;name&gt;.+)", "the lion is coming")</text:p>
      <text:p text:style-name="P1">&gt;&gt;&gt; mat.group("name")</text:p>
      <text:p text:style-name="P1">'ion is coming'</text:p>
      <text:p text:style-name="P1">&gt;&gt;&gt; mat.group(name)</text:p>
      <text:p text:style-name="P1">Traceback (most recent call last):</text:p>
      <text:p text:style-name="P1"><text:s text:c="2"/>File "&lt;stdin&gt;", line 1, in &lt;module&gt;</text:p>
      <text:p text:style-name="P1">NameError: name 'name' is not defined</text:p>
      <text:p text:style-name="P1">&gt;&gt;&gt; msg = "the four four three one"</text:p>
      <text:p text:style-name="P1">&gt;&gt;&gt; mat=re.search(r"(\w+)\s\1")</text:p>
      <text:p text:style-name="P1">Traceback (most recent call last):</text:p>
      <text:p text:style-name="P1"><text:s text:c="2"/>File "&lt;stdin&gt;", line 1, in &lt;module&gt;</text:p>
      <text:p text:style-name="P1">TypeError: search() takes at least 2 arguments (1 given)</text:p>
      <text:p text:style-name="P1">&gt;&gt;&gt; mat=re.search(r"(\w+)\s\1", msg)</text:p>
      <text:p text:style-name="P1">&gt;&gt;&gt; mat.group(1)</text:p>
      <text:p text:style-name="P1">'four'</text:p>
      <text:p text:style-name="P1">&gt;&gt;&gt; msg = "the four foured three one"</text:p>
      <text:p text:style-name="P1">&gt;&gt;&gt; mat=re.search(r"(\w+)\s\1", msg)</text:p>
      <text:p text:style-name="P1">&gt;&gt;&gt; mat.group(1)</text:p>
      <text:p text:style-name="P1">'four'</text:p>
      <text:p text:style-name="P1">&gt;&gt;&gt; mat=re.search(r"(\w+)\s\1\b", msg)</text:p>
      <text:p text:style-name="P1">&gt;&gt;&gt; mat</text:p>
      <text:p text:style-name="P1">&gt;&gt;&gt; msg = "the four four three one"</text:p>
      <text:p text:style-name="P1">&gt;&gt;&gt; mat=re.search(r"(\w+)\s\1\b", msg)</text:p>
      <text:p text:style-name="P1">&gt;&gt;&gt; mat.group(1)</text:p>
      <text:p text:style-name="P1">'four'</text:p>
      <text:p text:style-name="P1">&gt;&gt;&gt; import telnetlib</text:p>
      <text:p text:style-name="P1">&gt;&gt;&gt; tn = telnetlib.Telnet("linuxzoo.net")</text:p>
      <text:p text:style-name="P1">&gt;&gt;&gt; tn.read_until("login: ")</text:p>
      <text:p text:style-name="P1">'\r\nKernel 3.10.0-514.10.2.el7.x86_64 on an x86_64\r\nhost-1-217 login: '</text:p>
      <text:p text:style-name="P1">&gt;&gt;&gt; tn.write("root"+"\n")</text:p>
      <text:p text:style-name="P1">&gt;&gt;&gt; tn.read_until("Password: ")</text:p>
      <text:p text:style-name="P1">'Password: '</text:p>
      <text:p text:style-name="P1">&gt;&gt;&gt; tn.write("secure"+"\n")</text:p>
      <text:p text:style-name="P1"><text:soft-page-break/>&gt;&gt;&gt; tn.read_until("# ")</text:p>
      <text:p text:style-name="P1">'\r\nLast login: Thu May 10 13:52:46 from hub1-gw\r\n[root@host-1-217 ~]# '</text:p>
      <text:p text:style-name="P1">&gt;&gt;&gt; tn.wrtie("who|awk '{print $1}'|sort -u|wc -l"+"\n")</text:p>
      <text:p text:style-name="P1">Traceback (most recent call last):</text:p>
      <text:p text:style-name="P1"><text:s text:c="2"/>File "&lt;stdin&gt;", line 1, in &lt;module&gt;</text:p>
      <text:p text:style-name="P1">AttributeError: Telnet instance has no attribute 'wrtie'</text:p>
      <text:p text:style-name="P1">&gt;&gt;&gt; tn.write("who|awk '{print $1}'|sort -u|wc -l"+"\n")</text:p>
      <text:p text:style-name="P1">&gt;&gt;&gt; op = tn.read_until("# ")</text:p>
      <text:p text:style-name="P1">&gt;&gt;&gt; op</text:p>
      <text:p text:style-name="P1">"who|awk '{print $1}'|sort -u|wc -l\r\n2\r\n[root@host-1-217 ~]# "</text:p>
      <text:p text:style-name="P1">&gt;&gt;&gt; for line in op.split("\r\n"):</text:p>
      <text:p text:style-name="P1">... <text:s text:c="4"/>if re.match(r"(\d+)", line):</text:p>
      <text:p text:style-name="P1">... <text:s text:c="12"/>print line</text:p>
      <text:p text:style-name="P1">... </text:p>
      <text:p text:style-name="P1">2</text:p>
      <text:p text:style-name="P1">&gt;&gt;&gt; for line in op.split("\r\n"):</text:p>
      <text:p text:style-name="P1">... <text:s text:c="4"/>mat = re.match(r"(\d+)", line)</text:p>
      <text:p text:style-name="P1">... <text:s text:c="4"/>if mat:</text:p>
      <text:p text:style-name="P1">... <text:s text:c="12"/>nu = mat.group(1)</text:p>
      <text:p text:style-name="P1">... </text:p>
      <text:p text:style-name="P1">&gt;&gt;&gt; nu</text:p>
      <text:p text:style-name="P1">'2'</text:p>
      <text:p text:style-name="P1">&gt;&gt;&gt; print "Number of unique users logged in to the server:", nu</text:p>
      <text:p text:style-name="P1">Number of unique users logged in to the server: 2</text:p>
      <text:p text:style-name="P1">&gt;&gt;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8:31:22.310113497</meta:creation-date>
    <dc:date>2018-05-10T18:32:01.661665432</dc:date>
    <meta:editing-duration>PT42S</meta:editing-duration>
    <meta:editing-cycles>1</meta:editing-cycles>
    <meta:document-statistic meta:table-count="0" meta:image-count="0" meta:object-count="0" meta:page-count="2" meta:paragraph-count="77" meta:word-count="325" meta:character-count="2440" meta:non-whitespace-character-count="2143"/>
    <meta:generator>LibreOffice/5.1.6.2$Linux_X86_64 LibreOffice_project/10m0$Build-2</meta:generator>
  </office:meta>
</office:document-meta>
</file>